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4B708087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Droid Sans Fallback2" svg:font-family="'Droid Sans Fallback', Cambria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8in" table:align="left" style:writing-mode="lr-tb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2.1222in" style:rel-column-width="20083*"/>
    </style:style>
    <style:style style:name="Table3.B" style:family="table-column">
      <style:table-column-properties style:column-width="4.1278in" style:rel-column-width="39063*"/>
    </style:style>
    <style:style style:name="Table3.C" style:family="table-column">
      <style:table-column-properties style:column-width="0.675in" style:rel-column-width="638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1074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officeooo:rsid="002693d7" officeooo:paragraph-rsid="002693d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2cf74e" officeooo:paragraph-rsid="002cf74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2ead8a" officeooo:paragraph-rsid="002ead8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7c042" officeooo:paragraph-rsid="0027489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ffc02" officeooo:paragraph-rsid="002ffc02" fo:background-color="transparen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3099fd" officeooo:paragraph-rsid="003099fd" fo:background-color="transparen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33328b" officeooo:paragraph-rsid="0033328b" fo:background-color="transparen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34cef6" officeooo:paragraph-rsid="0034cef6" fo:background-color="transparen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2ffee8" officeooo:paragraph-rsid="0032e0b4" fo:background-color="transparent" style:font-name-asian="Liberation Serif1" style:font-size-asian="11pt" style:font-name-complex="Liberation Serif1" style:font-size-complex="11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 style:snap-to-layout-grid="false"/>
    </style:style>
    <style:style style:name="P1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paragraph-rsid="001e2b6a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274898" officeooo:paragraph-rsid="0027489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28b7fe" officeooo:paragraph-rsid="0028b7fe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2ead8a" officeooo:paragraph-rsid="002ead8a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2ffc02" officeooo:paragraph-rsid="002ffc02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2cf74e" officeooo:paragraph-rsid="002cf74e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2ffee8" officeooo:paragraph-rsid="002ffee8" fo:background-color="transparen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2ffee8" officeooo:paragraph-rsid="003099fd" fo:background-color="transparen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3548ae" officeooo:paragraph-rsid="003548ae" fo:background-color="transparen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officeooo:rsid="001d1074" officeooo:paragraph-rsid="001d1074"/>
    </style:style>
    <style:style style:name="P26" style:family="paragraph" style:parent-style-name="Preformatted_20_Text">
      <style:paragraph-properties fo:line-height="150%" fo:text-align="start" style:justify-single-word="false"/>
      <style:text-properties officeooo:paragraph-rsid="0032e0b4" style:font-name-asian="Liberation Serif1" style:font-name-complex="Liberation Serif1"/>
    </style:style>
    <style:style style:name="P27" style:family="paragraph" style:parent-style-name="Preformatted_20_Text">
      <style:paragraph-properties fo:line-height="150%" fo:text-align="start" style:justify-single-word="false"/>
      <style:text-properties style:font-name="Calibri" fo:font-size="11pt" fo:font-weight="normal" officeooo:rsid="0019e31c" officeooo:paragraph-rsid="0032e0b4" fo:background-color="transparent" style:font-size-asian="11pt" style:font-weight-asian="normal" style:font-name-complex="Calibri" style:font-size-complex="11pt" style:font-weight-complex="normal"/>
    </style:style>
    <style:style style:name="P28" style:family="paragraph" style:parent-style-name="Preformatted_20_Text">
      <style:paragraph-properties fo:line-height="150%" fo:text-align="start" style:justify-single-word="false"/>
      <style:text-properties style:font-name="Calibri" fo:font-size="11pt" fo:font-weight="normal" officeooo:rsid="001b468f" officeooo:paragraph-rsid="0032e0b4" fo:background-color="transparent" style:font-size-asian="11pt" style:font-weight-asian="normal" style:font-name-complex="Calibri" style:font-size-complex="11pt" style:font-weight-complex="normal"/>
    </style:style>
    <style:style style:name="P29" style:family="paragraph" style:parent-style-name="Preformatted_20_Text">
      <style:paragraph-properties fo:line-height="150%" fo:text-align="start" style:justify-single-word="false"/>
      <style:text-properties style:font-name="Calibri" fo:font-size="11pt" fo:font-weight="normal" officeooo:rsid="001cbb11" officeooo:paragraph-rsid="0032e0b4" fo:background-color="transparent" style:font-name-asian="Liberation Serif1" style:font-size-asian="11pt" style:font-weight-asian="normal" style:font-name-complex="Calibri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1pt" officeooo:rsid="003548ae" officeooo:paragraph-rsid="003548ae" fo:background-color="transparent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font-size="11pt" officeooo:paragraph-rsid="001e2b6a" style:font-size-asian="11pt" style:font-size-complex="11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officeooo:rsid="00318a1f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officeooo:rsid="0034cef6" officeooo:paragraph-rsid="0034cef6" fo:background-color="transparent" style:font-size-asian="11pt" style:font-size-complex="11pt"/>
    </style:style>
    <style:style style:name="T1" style:family="text">
      <style:text-properties officeooo:rsid="001d1074"/>
    </style:style>
    <style:style style:name="T2" style:family="text">
      <style:text-properties officeooo:rsid="0027c042"/>
    </style:style>
    <style:style style:name="T3" style:family="text">
      <style:text-properties officeooo:rsid="0028b7fe"/>
    </style:style>
    <style:style style:name="T4" style:family="text">
      <style:text-properties officeooo:rsid="0029e136"/>
    </style:style>
    <style:style style:name="T5" style:family="text">
      <style:text-properties officeooo:rsid="002ffc02"/>
    </style:style>
    <style:style style:name="T6" style:family="text">
      <style:text-properties style:font-name="Calibri" fo:font-weight="normal" officeooo:rsid="0019e31c" style:font-weight-asian="normal" style:font-name-complex="Calibri" style:font-weight-complex="normal"/>
    </style:style>
    <style:style style:name="T7" style:family="text">
      <style:text-properties style:font-name="Calibri" fo:font-weight="normal" officeooo:rsid="0033328b" style:font-weight-asian="normal" style:font-name-complex="Calibri" style:font-weight-complex="normal"/>
    </style:style>
    <style:style style:name="T8" style:family="text">
      <style:text-properties style:font-name="Calibri" fo:font-weight="normal" officeooo:rsid="001cbb11" style:font-weight-asian="normal" style:font-name-complex="Calibri" style:font-weight-complex="normal"/>
    </style:style>
    <style:style style:name="T9" style:family="text">
      <style:text-properties officeooo:rsid="0032e0b4"/>
    </style:style>
    <style:style style:name="T10" style:family="text">
      <style:text-properties officeooo:rsid="0033328b"/>
    </style:style>
    <style:style style:name="T11" style:family="text">
      <style:text-properties officeooo:rsid="003452bb"/>
    </style:style>
    <style:style style:name="T12" style:family="text">
      <style:text-properties officeooo:rsid="001b4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IV100 Document List </text:p>
      <text:p text:style-name="P3">智能IP一体机文档清单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3">2019-7-10</text:p>
          </table:table-cell>
          <table:table-cell table:style-name="Table1.A1" office:value-type="string">
            <text:p text:style-name="P13">建立此文档</text:p>
          </table:table-cell>
          <table:table-cell table:style-name="Table1.C1" office:value-type="string">
            <text:p text:style-name="P13">HL</text:p>
          </table:table-cell>
        </table:table-row>
        <table:table-row table:style-name="Table1.1">
          <table:table-cell table:style-name="Table1.A2" office:value-type="string">
            <text:p text:style-name="P14">2020-1-16</text:p>
          </table:table-cell>
          <table:table-cell table:style-name="Table1.A2" office:value-type="string">
            <text:p text:style-name="P14">刷新添加CAMSVR-２系统</text:p>
          </table:table-cell>
          <table:table-cell table:style-name="Table1.C2" office:value-type="string">
            <text:p text:style-name="P14">HL</text:p>
          </table:table-cell>
        </table:table-row>
      </table:table>
      <text:p text:style-name="P1"/>
      <text:p text:style-name="P2">表<text:span text:style-name="T1">1. 智能IP一体机CAMSVR 文档清单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<text:span text:style-name="T3">Number</text:span>编号</text:p>
          </table:table-cell>
          <table:table-cell table:style-name="Table3.A1" office:value-type="string">
            <text:p text:style-name="P25">Description说明及文档编号</text:p>
          </table:table-cell>
          <table:table-cell table:style-name="Table3.C1" office:value-type="string">
            <text:p text:style-name="P13">备注</text:p>
          </table:table-cell>
        </table:table-row>
        <table:table-row>
          <table:table-cell table:style-name="Table3.A2" office:value-type="string">
            <text:p text:style-name="P7">1. <text:span text:style-name="T9">Features List</text:span></text:p>
          </table:table-cell>
          <table:table-cell table:style-name="Table3.A2" office:value-type="string">
            <text:p text:style-name="P18"><text:s/><text:span text:style-name="T6">101-productFeature-English-cti-v6-hl-mo-gs-2019-11-16.doc</text:span></text:p>
          </table:table-cell>
          <table:table-cell table:style-name="Table3.C2" office:value-type="string">
            <text:p text:style-name="P15"><text:s/></text:p>
          </table:table-cell>
        </table:table-row>
        <table:table-row>
          <table:table-cell table:style-name="Table3.A2" office:value-type="string">
            <text:p text:style-name="P4"><text:span text:style-name="T2">2</text:span>. <text:span text:style-name="T11">Technical spec</text:span></text:p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6"><text:s/></text:p>
          </table:table-cell>
        </table:table-row>
        <table:table-row>
          <table:table-cell table:style-name="Table3.A2" office:value-type="string">
            <text:p text:style-name="P4">3. <text:span text:style-name="T4">Bill of the material</text:span></text:p>
          </table:table-cell>
          <table:table-cell table:style-name="Table3.A2" office:value-type="string">
            <text:p text:style-name="P21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5">4. Three D printing CAD file <text:span text:style-name="T11">for the server logo printing</text:span></text:p>
          </table:table-cell>
          <table:table-cell table:style-name="Table3.A2" office:value-type="string">
            <text:p text:style-name="P19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6">5. <text:span text:style-name="T5">System Assembly Guide </text:span>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8">6. <text:span text:style-name="T10">Product 24-7 testing document</text:span></text:p>
          </table:table-cell>
          <table:table-cell table:style-name="Table3.A7" office:value-type="string">
            <text:p text:style-name="P22"><text:s/>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9">7. <text:span text:style-name="T10">User Guide </text:span></text:p>
          </table:table-cell>
          <table:table-cell table:style-name="Table3.A7" office:value-type="string">
            <text:p text:style-name="P27"><text:s/>document number: ??? <text:span text:style-name="T12">Yusuke,</text:span> <text:span text:style-name="T12">Danny???, 2/14; </text:span>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9">8. 产品装箱手册及装箱清单</text:p>
          </table:table-cell>
          <table:table-cell table:style-name="Table3.A7" office:value-type="string">
            <text:p text:style-name="P23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0">9. UI Readme </text:p>
          </table:table-cell>
          <table:table-cell table:style-name="Table3.A7" office:value-type="string">
            <text:p text:style-name="P28">??? Sherry, Dr. Jiang??? 2/14; 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28"><text:span text:style-name="T10">10. </text:span>Data base </text:p>
          </table:table-cell>
          <table:table-cell table:style-name="Table3.A7" office:value-type="string">
            <text:p text:style-name="P29">document number: ??? Yusuke ??? 2/14; 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2"><text:span text:style-name="T7">11. </text:span><text:span text:style-name="T8">UML model</text:span></text:p>
          </table:table-cell>
          <table:table-cell table:style-name="Table3.A7" office:value-type="string">
            <text:p text:style-name="P12"><text:span text:style-name="T8">software architecture, document number: ??? Yusuke ??? 2/14 </text:span><text:s text:c="2"/>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>12. Architecture document</text:p>
          </table:table-cell>
          <table:table-cell table:style-name="Table3.A7" office:value-type="string">
            <text:p text:style-name="P24">12.1 </text:p>
            <text:p text:style-name="P24">12.2 CAMSVR2: camsvr2-architecture-hl-2020-02-22.odp</text:p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7" office:value-type="string">
            <text:p text:style-name="P1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6"/>
          </table:table-cell>
        </table:table-row>
      </table:table>
      <text:p text:style-name="P2"/>
      <text:p text:style-name="P26"><text:s/></text:p>
      <text:p text:style-name="P1">(EN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Droid Sans Fallback2" svg:font-family="'Droid Sans Fallback', Cambria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, 'Courier New'" style:font-family-generic="modern" fo:font-size="10pt" style:font-name-asian="Droid Sans Fallback2" style:font-family-asian="'Droid Sans Fallback', Cambria" style:font-family-generic-asian="roman" style:font-size-asian="10pt" style:font-name-complex="Liberation Mono" style:font-family-complex="'Liberation Mono', 'Courier New'" style:font-family-generic-complex="modern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728in" svg:y="-0.1465in" svg:width="0.3835in" svg:height="0.361in" draw:z-index="0"><draw:image xlink:href="Pictures/10000000000000580000004B708087DB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4:14:59.575684100</meta:creation-date>
    <dc:date>2020-03-07T11:12:47.358916989</dc:date>
    <meta:editing-cycles>46</meta:editing-cycles>
    <meta:editing-duration>PT4H21M39S</meta:editing-duration>
    <meta:generator>LibreOffice/4.2.8.2$Linux_X86_64 LibreOffice_project/420m0$Build-2</meta:generator>
    <meta:document-statistic meta:table-count="2" meta:image-count="1" meta:object-count="0" meta:page-count="1" meta:paragraph-count="36" meta:word-count="145" meta:character-count="688" meta:non-whitespace-character-count="606"/>
  </office:meta>
</office:document-meta>
</file>